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ddbe" officeooo:paragraph-rsid="0018ddbe" style:font-size-asian="12.25pt" style:font-size-complex="14pt"/>
    </style:style>
    <style:style style:name="P2" style:family="paragraph" style:parent-style-name="Standard">
      <style:text-properties fo:font-size="14pt" officeooo:rsid="0018ddbe" officeooo:paragraph-rsid="001a984c" style:font-size-asian="12.25pt" style:font-size-complex="14pt"/>
    </style:style>
    <style:style style:name="P3" style:family="paragraph" style:parent-style-name="Standard">
      <style:text-properties fo:font-size="14pt" officeooo:rsid="0018ddbe" officeooo:paragraph-rsid="001b0102" style:font-size-asian="12.25pt" style:font-size-complex="14pt"/>
    </style:style>
    <style:style style:name="P4" style:family="paragraph" style:parent-style-name="Standard">
      <style:text-properties fo:font-size="14pt" officeooo:rsid="0018ddbe" officeooo:paragraph-rsid="00603be0" style:font-size-asian="12.25pt" style:font-size-complex="14pt"/>
    </style:style>
    <style:style style:name="P5" style:family="paragraph" style:parent-style-name="Standard">
      <style:text-properties fo:font-size="14pt" officeooo:rsid="001a09b5" officeooo:paragraph-rsid="0018ddbe" style:font-size-asian="12.25pt" style:font-size-complex="14pt"/>
    </style:style>
    <style:style style:name="P6" style:family="paragraph" style:parent-style-name="Standard">
      <style:text-properties fo:font-size="14pt" officeooo:rsid="001a09b5" officeooo:paragraph-rsid="001a09b5" style:font-size-asian="12.25pt" style:font-size-complex="14pt"/>
    </style:style>
    <style:style style:name="P7" style:family="paragraph" style:parent-style-name="Standard">
      <style:text-properties fo:font-size="14pt" officeooo:rsid="001a09b5" officeooo:paragraph-rsid="00475eaa" style:font-size-asian="12.25pt" style:font-size-complex="14pt"/>
    </style:style>
    <style:style style:name="P8" style:family="paragraph" style:parent-style-name="Standard">
      <style:text-properties fo:font-size="14pt" officeooo:rsid="001a09b5" officeooo:paragraph-rsid="0068a903" style:font-size-asian="12.25pt" style:font-size-complex="14pt"/>
    </style:style>
    <style:style style:name="P9" style:family="paragraph" style:parent-style-name="Standard">
      <style:text-properties fo:font-size="14pt" officeooo:rsid="001a09b5" officeooo:paragraph-rsid="002b5d7e" style:font-size-asian="12.25pt" style:font-size-complex="14pt"/>
    </style:style>
    <style:style style:name="P10" style:family="paragraph" style:parent-style-name="Standard">
      <style:text-properties fo:font-size="14pt" officeooo:rsid="001a09b5" officeooo:paragraph-rsid="0081f485" style:font-size-asian="12.25pt" style:font-size-complex="14pt"/>
    </style:style>
    <style:style style:name="P11" style:family="paragraph" style:parent-style-name="Standard">
      <style:text-properties fo:font-size="14pt" officeooo:rsid="001a984c" officeooo:paragraph-rsid="001a984c" style:font-size-asian="12.25pt" style:font-size-complex="14pt"/>
    </style:style>
    <style:style style:name="P12" style:family="paragraph" style:parent-style-name="Standard">
      <style:text-properties fo:font-size="14pt" officeooo:rsid="001a984c" officeooo:paragraph-rsid="001b0102" style:font-size-asian="12.25pt" style:font-size-complex="14pt"/>
    </style:style>
    <style:style style:name="P13" style:family="paragraph" style:parent-style-name="Standard">
      <style:text-properties fo:font-size="14pt" officeooo:rsid="0073a6e6" officeooo:paragraph-rsid="0073a6e6" style:font-size-asian="12.25pt" style:font-size-complex="14pt"/>
    </style:style>
    <style:style style:name="P14" style:family="paragraph" style:parent-style-name="Standard">
      <style:text-properties fo:font-size="14pt" officeooo:rsid="00802609" officeooo:paragraph-rsid="00802609" style:font-size-asian="12.25pt" style:font-size-complex="14pt"/>
    </style:style>
    <style:style style:name="P15" style:family="paragraph" style:parent-style-name="Standard">
      <style:text-properties fo:font-size="14pt" officeooo:rsid="0018ddbe" officeooo:paragraph-rsid="0018ddbe" style:font-size-asian="14pt" style:font-size-complex="14pt"/>
    </style:style>
    <style:style style:name="P16" style:family="paragraph" style:parent-style-name="Standard">
      <style:text-properties fo:font-size="14pt" officeooo:paragraph-rsid="001a09b5" style:font-size-asian="14pt" style:font-size-complex="14pt"/>
    </style:style>
    <style:style style:name="P17" style:family="paragraph" style:parent-style-name="Standard">
      <style:text-properties fo:font-size="14pt" fo:font-weight="normal" officeooo:rsid="0018ddbe" officeooo:paragraph-rsid="0018ddbe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officeooo:rsid="001a09b5" officeooo:paragraph-rsid="001a09b5" fo:background-color="#ffff00" style:font-size-asian="12.25pt" style:font-size-complex="14pt"/>
    </style:style>
    <style:style style:name="P19" style:family="paragraph" style:parent-style-name="Standard">
      <style:text-properties fo:font-size="14pt" officeooo:rsid="001a09b5" officeooo:paragraph-rsid="00647e8b" fo:background-color="#ffff00" style:font-size-asian="12.25pt" style:font-size-complex="14pt"/>
    </style:style>
    <style:style style:name="P20" style:family="paragraph" style:parent-style-name="Standard">
      <style:text-properties fo:font-size="14pt" officeooo:rsid="001a09b5" officeooo:paragraph-rsid="0067174e" fo:background-color="#ffff00" style:font-size-asian="12.25pt" style:font-size-complex="14pt"/>
    </style:style>
    <style:style style:name="P21" style:family="paragraph" style:parent-style-name="Standard">
      <style:text-properties fo:font-size="14pt" officeooo:rsid="001a09b5" officeooo:paragraph-rsid="0068a903" fo:background-color="#ffff00" style:font-size-asian="12.25pt" style:font-size-complex="14pt"/>
    </style:style>
    <style:style style:name="P22" style:family="paragraph" style:parent-style-name="Standard">
      <style:text-properties fo:font-size="14pt" officeooo:rsid="001a09b5" officeooo:paragraph-rsid="0068ecf0" fo:background-color="#ffff00" style:font-size-asian="12.25pt" style:font-size-complex="14pt"/>
    </style:style>
    <style:style style:name="P23" style:family="paragraph" style:parent-style-name="Standard">
      <style:text-properties fo:font-size="14pt" officeooo:rsid="001a09b5" officeooo:paragraph-rsid="006c8172" fo:background-color="#ffff00" style:font-size-asian="12.25pt" style:font-size-complex="14pt"/>
    </style:style>
    <style:style style:name="P24" style:family="paragraph" style:parent-style-name="Standard">
      <style:text-properties fo:font-size="14pt" officeooo:rsid="001a09b5" officeooo:paragraph-rsid="0083cccb" fo:background-color="#ffff00" style:font-size-asian="12.25pt" style:font-size-complex="14pt"/>
    </style:style>
    <style:style style:name="P25" style:family="paragraph" style:parent-style-name="Standard">
      <style:text-properties fo:font-size="14pt" officeooo:rsid="001a09b5" officeooo:paragraph-rsid="008d4066" fo:background-color="#ffff00" style:font-size-asian="12.25pt" style:font-size-complex="14pt"/>
    </style:style>
    <style:style style:name="P26" style:family="paragraph" style:parent-style-name="Standard">
      <style:text-properties fo:font-size="14pt" officeooo:rsid="0018ddbe" officeooo:paragraph-rsid="001b0102" fo:background-color="#ffff00" style:font-size-asian="12.25pt" style:font-size-complex="14pt"/>
    </style:style>
    <style:style style:name="P27" style:family="paragraph" style:parent-style-name="Standard">
      <style:text-properties fo:font-size="14pt" officeooo:rsid="0018ddbe" officeooo:paragraph-rsid="00603be0" fo:background-color="#ffff00" style:font-size-asian="12.25pt" style:font-size-complex="14pt"/>
    </style:style>
    <style:style style:name="P28" style:family="paragraph" style:parent-style-name="Standard">
      <style:text-properties fo:font-size="14pt" officeooo:rsid="0018ddbe" officeooo:paragraph-rsid="0018ddbe" fo:background-color="#ffff00" style:font-size-asian="12.25pt" style:font-size-complex="14pt"/>
    </style:style>
    <style:style style:name="P29" style:family="paragraph" style:parent-style-name="Standard">
      <style:text-properties fo:font-size="14pt" officeooo:rsid="0018ddbe" officeooo:paragraph-rsid="001a984c" fo:background-color="#ffff00" style:font-size-asian="12.25pt" style:font-size-complex="14pt"/>
    </style:style>
    <style:style style:name="P30" style:family="paragraph" style:parent-style-name="Standard">
      <style:text-properties fo:font-size="14pt" officeooo:rsid="0073a6e6" officeooo:paragraph-rsid="0073a6e6" fo:background-color="#ffff00" style:font-size-asian="12.25pt" style:font-size-complex="14pt"/>
    </style:style>
    <style:style style:name="P31" style:family="paragraph" style:parent-style-name="Standard">
      <style:text-properties fo:font-size="14pt" officeooo:rsid="0078136f" officeooo:paragraph-rsid="0078136f" fo:background-color="#ffff00" style:font-size-asian="12.25pt" style:font-size-complex="14pt"/>
    </style:style>
    <style:style style:name="P32" style:family="paragraph" style:parent-style-name="Standard">
      <style:text-properties fo:font-size="14pt" officeooo:rsid="0083cccb" officeooo:paragraph-rsid="0083cccb" fo:background-color="#ffff00" style:font-size-asian="12.25pt" style:font-size-complex="14pt"/>
    </style:style>
    <style:style style:name="P33" style:family="paragraph" style:parent-style-name="Standard">
      <style:text-properties fo:font-size="14pt" officeooo:rsid="008af18d" officeooo:paragraph-rsid="008af18d" fo:background-color="#ffff00" style:font-size-asian="12.25pt" style:font-size-complex="14pt"/>
    </style:style>
    <style:style style:name="P34" style:family="paragraph" style:parent-style-name="Standard">
      <style:text-properties fo:font-size="14pt" officeooo:paragraph-rsid="0018ddbe" fo:background-color="#ffff00" style:font-size-asian="14pt" style:font-size-complex="14pt"/>
    </style:style>
    <style:style style:name="P35" style:family="paragraph" style:parent-style-name="Standard">
      <style:text-properties fo:font-size="14pt" officeooo:rsid="0018ddbe" officeooo:paragraph-rsid="0018ddbe" fo:background-color="#ffff00" style:font-size-asian="14pt" style:font-size-complex="14pt"/>
    </style:style>
    <style:style style:name="P36" style:family="paragraph" style:parent-style-name="Standard">
      <style:text-properties fo:font-size="14pt" officeooo:rsid="001a09b5" officeooo:paragraph-rsid="0068a903" fo:background-color="transparent" style:font-size-asian="12.25pt" style:font-size-complex="14pt"/>
    </style:style>
    <style:style style:name="P37" style:family="paragraph" style:parent-style-name="Standard">
      <style:text-properties fo:font-size="14pt" officeooo:rsid="001a09b5" officeooo:paragraph-rsid="0083cccb" fo:background-color="transparent" style:font-size-asian="12.25pt" style:font-size-complex="14pt"/>
    </style:style>
    <style:style style:name="P38" style:family="paragraph" style:parent-style-name="Standard">
      <style:text-properties fo:font-size="14pt" officeooo:rsid="007573a2" officeooo:paragraph-rsid="0081f485" fo:background-color="transparent" style:font-size-asian="12.25pt" style:font-size-complex="14pt"/>
    </style:style>
    <style:style style:name="P39" style:family="paragraph" style:parent-style-name="Standard">
      <style:text-properties fo:font-size="14pt" officeooo:rsid="007c98d0" officeooo:paragraph-rsid="0081f485" fo:background-color="transparent" style:font-size-asian="12.25pt" style:font-size-complex="14pt"/>
    </style:style>
    <style:style style:name="P40" style:family="paragraph" style:parent-style-name="Standard">
      <style:text-properties fo:font-size="16pt" officeooo:rsid="0018ddbe" officeooo:paragraph-rsid="0018ddbe" style:font-size-asian="14pt" style:font-size-complex="16pt"/>
    </style:style>
    <style:style style:name="P41" style:family="paragraph" style:parent-style-name="Standard">
      <style:text-properties fo:font-size="16pt" officeooo:rsid="0018ddbe" officeooo:paragraph-rsid="0018ddbe" fo:background-color="#ffff00" style:font-size-asian="14pt" style:font-size-complex="16pt"/>
    </style:style>
    <style:style style:name="P42" style:family="paragraph" style:parent-style-name="Standard">
      <style:text-properties fo:font-size="16pt" officeooo:rsid="0018ddbe" officeooo:paragraph-rsid="0018ddbe" style:font-size-asian="16pt" style:font-size-complex="16pt"/>
    </style:style>
    <style:style style:name="P43" style:family="paragraph" style:parent-style-name="Standard">
      <style:text-properties style:font-name="Liberation Serif" fo:font-size="14pt" fo:font-weight="normal" officeooo:rsid="0018ddbe" officeooo:paragraph-rsid="0018ddbe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Liberation Serif" fo:font-size="14pt" fo:font-weight="normal" officeooo:rsid="001a09b5" officeooo:paragraph-rsid="00603be0" fo:background-color="#ffff00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Liberation Serif" fo:font-size="14pt" fo:font-weight="normal" officeooo:rsid="001a09b5" officeooo:paragraph-rsid="001a09b5" fo:background-color="#ffff00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Liberation Serif" fo:font-size="14pt" officeooo:paragraph-rsid="003a9493" style:font-size-asian="14pt" style:font-size-complex="14pt"/>
    </style:style>
    <style:style style:name="P47" style:family="paragraph" style:parent-style-name="Standard">
      <style:text-properties style:font-name="Liberation Serif" fo:font-size="14pt" officeooo:paragraph-rsid="001a09b5" style:font-size-asian="14pt" style:font-size-complex="14pt"/>
    </style:style>
    <style:style style:name="P48" style:family="paragraph" style:parent-style-name="Standard">
      <style:text-properties style:font-name="Liberation Serif" fo:font-size="14pt" officeooo:rsid="001a09b5" officeooo:paragraph-rsid="001a09b5" style:font-size-asian="14pt" style:font-size-complex="14pt"/>
    </style:style>
    <style:style style:name="P49" style:family="paragraph" style:parent-style-name="Standard">
      <style:text-properties style:font-name="Liberation Serif" fo:font-size="14pt" officeooo:rsid="001a09b5" officeooo:paragraph-rsid="001a09b5" fo:background-color="transparent" style:font-size-asian="14pt" style:font-size-complex="14pt"/>
    </style:style>
    <style:style style:name="P50" style:family="paragraph" style:parent-style-name="Standard">
      <style:text-properties officeooo:paragraph-rsid="0033f597"/>
    </style:style>
    <style:style style:name="P51" style:family="paragraph" style:parent-style-name="Standard">
      <style:text-properties officeooo:paragraph-rsid="001a09b5"/>
    </style:style>
    <style:style style:name="P52" style:family="paragraph" style:parent-style-name="Standard">
      <style:text-properties officeooo:paragraph-rsid="00475eaa"/>
    </style:style>
    <style:style style:name="P53" style:family="paragraph" style:parent-style-name="Standard">
      <style:text-properties officeooo:paragraph-rsid="001a09b5" fo:background-color="#ffff00"/>
    </style:style>
    <style:style style:name="P54" style:family="paragraph" style:parent-style-name="Standard">
      <style:text-properties officeooo:paragraph-rsid="00468f60"/>
    </style:style>
    <style:style style:name="P55" style:family="paragraph" style:parent-style-name="Standard">
      <style:text-properties officeooo:paragraph-rsid="008d4066"/>
    </style:style>
    <style:style style:name="P56" style:family="paragraph" style:parent-style-name="Text_20_body">
      <style:text-properties officeooo:paragraph-rsid="002e1bf6"/>
    </style:style>
    <style:style style:name="P57" style:family="paragraph" style:parent-style-name="Text_20_body">
      <style:text-properties style:font-name="Liberation Serif" fo:font-size="14pt" fo:font-weight="normal" officeooo:paragraph-rsid="003f6b45" style:font-size-asian="14pt" style:font-weight-asian="normal" style:font-size-complex="14pt" style:font-weight-complex="normal"/>
    </style:style>
    <style:style style:name="P58" style:family="paragraph" style:parent-style-name="Text_20_body">
      <style:text-properties fo:font-size="14pt" officeooo:paragraph-rsid="003f6b45" fo:background-color="#ffff00" style:font-size-asian="14pt" style:font-size-complex="14pt"/>
    </style:style>
    <style:style style:name="P59" style:family="paragraph" style:parent-style-name="Heading_20_1">
      <style:text-properties style:font-name="Liberation Serif" fo:font-size="14pt" officeooo:rsid="001a09b5" officeooo:paragraph-rsid="001a09b5" style:font-size-asian="12.25pt" style:font-size-complex="14pt"/>
    </style:style>
    <style:style style:name="P60" style:family="paragraph" style:parent-style-name="Heading_20_1">
      <style:paragraph-properties fo:margin-top="0cm" fo:margin-bottom="0cm" loext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top="0cm" fo:margin-bottom="0cm" loext:contextual-spacing="false"/>
      <style:text-properties fo:font-size="14pt" fo:background-color="#ffff00" style:font-size-asian="14pt" style:font-size-complex="14pt"/>
    </style:style>
    <style:style style:name="P62" style:family="paragraph" style:parent-style-name="Text_20_body">
      <style:paragraph-properties fo:margin-top="0cm" fo:margin-bottom="0cm" loext:contextual-spacing="false"/>
      <style:text-properties style:font-name="Liberation Serif" fo:background-color="#ffff00"/>
    </style:style>
    <style:style style:name="P63" style:family="paragraph" style:parent-style-name="Heading_20_4">
      <style:text-properties fo:font-size="14pt" officeooo:rsid="001a09b5" officeooo:paragraph-rsid="001a09b5" style:font-size-asian="12.25pt" style:font-size-complex="14pt"/>
    </style:style>
    <style:style style:name="P64" style:family="paragraph" style:parent-style-name="Preformatted_20_Text">
      <style:text-properties style:font-name="Liberation Serif" fo:font-size="14pt" fo:font-weight="normal" officeooo:rsid="001a09b5" officeooo:paragraph-rsid="001a09b5" style:font-size-asian="14pt" style:font-weight-asian="normal" style:font-size-complex="14pt" style:font-weight-complex="normal"/>
    </style:style>
    <style:style style:name="P65" style:family="paragraph" style:parent-style-name="Preformatted_20_Text">
      <style:text-properties style:font-name="Liberation Serif" fo:font-size="14pt" officeooo:rsid="001a09b5" officeooo:paragraph-rsid="001a09b5" fo:background-color="#ffff00" style:font-size-asian="14pt" style:font-size-complex="14pt"/>
    </style:style>
    <style:style style:name="P66" style:family="paragraph" style:parent-style-name="Preformatted_20_Text">
      <style:text-properties style:font-name="Liberation Serif" fo:font-size="14pt" officeooo:rsid="001a09b5" officeooo:paragraph-rsid="00744f42" style:font-size-asian="14pt" style:font-size-complex="14pt"/>
    </style:style>
    <style:style style:name="P67" style:family="paragraph" style:parent-style-name="Preformatted_20_Text">
      <style:text-properties fo:font-size="14pt" officeooo:rsid="001a09b5" officeooo:paragraph-rsid="001a09b5" style:font-size-asian="12.25pt" style:font-size-complex="14pt"/>
    </style:style>
    <style:style style:name="P68" style:family="paragraph" style:parent-style-name="Preformatted_20_Text">
      <style:text-properties fo:font-size="14pt" officeooo:rsid="001a09b5" officeooo:paragraph-rsid="004c7321" style:font-size-asian="12.25pt" style:font-size-complex="14pt"/>
    </style:style>
    <style:style style:name="P69" style:family="paragraph" style:parent-style-name="Preformatted_20_Text">
      <style:text-properties fo:font-size="14pt" officeooo:rsid="0018ddbe" officeooo:paragraph-rsid="0018ddbe" style:font-size-asian="12.25pt" style:font-size-complex="14pt"/>
    </style:style>
    <style:style style:name="P70" style:family="paragraph" style:parent-style-name="Preformatted_20_Text">
      <style:text-properties fo:font-size="14pt" officeooo:rsid="0018ddbe" officeooo:paragraph-rsid="001b0102" style:font-size-asian="12.25pt" style:font-size-complex="14pt"/>
    </style:style>
    <style:style style:name="P71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fo:background-color="#ffff00" style:font-size-asian="14pt" style:font-weight-asian="normal" style:font-size-complex="14pt" style:font-weight-complex="normal"/>
    </style:style>
    <style:style style:name="P72" style:family="paragraph" style:parent-style-name="Heading_20_3">
      <style:text-properties style:font-name="Liberation Serif" fo:font-size="14pt" fo:font-weight="normal" officeooo:paragraph-rsid="003dc019" style:font-size-asian="14pt" style:font-weight-asian="normal" style:font-size-complex="14pt" style:font-weight-complex="normal"/>
    </style:style>
    <style:style style:name="P73" style:family="paragraph" style:parent-style-name="Heading_20_3">
      <style:text-properties officeooo:paragraph-rsid="008ed6ef"/>
    </style:style>
    <style:style style:name="P74" style:family="paragraph" style:parent-style-name="Preformatted_20_Text">
      <style:text-properties fo:font-size="14pt" officeooo:rsid="001a09b5" officeooo:paragraph-rsid="004c7321" style:font-size-asian="12.25pt" style:font-size-complex="14pt"/>
    </style:style>
    <style:style style:name="P75" style:family="paragraph" style:parent-style-name="Preformatted_20_Text">
      <style:text-properties fo:font-size="14pt" officeooo:rsid="001a09b5" officeooo:paragraph-rsid="008ed6ef" style:font-size-asian="12.25pt" style:font-size-complex="14pt"/>
    </style:style>
    <style:style style:name="P76" style:family="paragraph" style:parent-style-name="Preformatted_20_Text">
      <style:text-properties fo:font-size="14pt" officeooo:rsid="001a09b5" officeooo:paragraph-rsid="009209a1" style:font-size-asian="12.25pt" style:font-size-complex="14pt"/>
    </style:style>
    <style:style style:name="P77" style:family="paragraph" style:parent-style-name="Preformatted_20_Text">
      <style:text-properties fo:font-size="14pt" officeooo:rsid="001a09b5" officeooo:paragraph-rsid="00933a49" style:font-size-asian="12.25pt" style:font-size-complex="14pt"/>
    </style:style>
    <style:style style:name="P78" style:family="paragraph" style:parent-style-name="Preformatted_20_Text">
      <style:text-properties fo:font-size="14pt" officeooo:rsid="001a09b5" officeooo:paragraph-rsid="00951145" style:font-size-asian="12.25pt" style:font-size-complex="14pt"/>
    </style:style>
    <style:style style:name="P79" style:family="paragraph" style:parent-style-name="Standard">
      <style:text-properties fo:font-size="14pt" officeooo:rsid="008af18d" officeooo:paragraph-rsid="008d4066" fo:background-color="#ffff00" style:font-size-asian="12.25pt" style:font-size-complex="14pt"/>
    </style:style>
    <style:style style:name="P80" style:family="paragraph" style:parent-style-name="Standard">
      <style:text-properties fo:font-size="14pt" officeooo:rsid="001a09b5" officeooo:paragraph-rsid="008ed6ef" fo:background-color="#ffff00" style:font-size-asian="12.25pt" style:font-size-complex="14pt"/>
    </style:style>
    <style:style style:name="P81" style:family="paragraph" style:parent-style-name="Standard">
      <style:text-properties fo:font-size="14pt" officeooo:rsid="001a09b5" officeooo:paragraph-rsid="001a09b5" fo:background-color="#ffff00" style:font-size-asian="12.25pt" style:font-size-complex="14pt"/>
    </style:style>
    <style:style style:name="P82" style:family="paragraph" style:parent-style-name="Standard">
      <style:text-properties fo:font-size="14pt" officeooo:rsid="001a09b5" officeooo:paragraph-rsid="001a09b5" style:font-size-asian="12.25pt" style:font-size-complex="14pt"/>
    </style:style>
    <style:style style:name="P83" style:family="paragraph" style:parent-style-name="Standard">
      <style:text-properties fo:font-size="14pt" officeooo:rsid="001a09b5" officeooo:paragraph-rsid="009021d7" style:font-size-asian="12.25pt" style:font-size-complex="14pt"/>
    </style:style>
    <style:style style:name="P84" style:family="paragraph" style:parent-style-name="Standard">
      <style:text-properties fo:font-size="14pt" officeooo:rsid="001a09b5" officeooo:paragraph-rsid="006c8172" style:font-size-asian="12.25pt" style:font-size-complex="14pt"/>
    </style:style>
    <style:style style:name="P85" style:family="paragraph" style:parent-style-name="Standard">
      <style:text-properties fo:font-size="14pt" officeooo:rsid="0073a6e6" officeooo:paragraph-rsid="0073a6e6" style:font-size-asian="12.25pt" style:font-size-complex="14pt"/>
    </style:style>
    <style:style style:name="P86" style:family="paragraph" style:parent-style-name="Standard">
      <style:text-properties fo:font-size="14pt" officeooo:rsid="001a09b5" officeooo:paragraph-rsid="009021d7" fo:background-color="transparent" style:font-size-asian="12.25pt" style:font-size-complex="14pt"/>
    </style:style>
    <style:style style:name="P87" style:family="paragraph" style:parent-style-name="Standard">
      <style:text-properties fo:font-size="14pt" officeooo:paragraph-rsid="001a09b5" style:font-size-asian="14pt" style:font-size-complex="14pt"/>
    </style:style>
    <style:style style:name="P88" style:family="paragraph" style:parent-style-name="Standard">
      <style:text-properties fo:font-size="12pt" officeooo:rsid="001a09b5" officeooo:paragraph-rsid="001a09b5" style:font-size-asian="12pt" style:font-size-complex="12pt"/>
    </style:style>
    <style:style style:name="P89" style:family="paragraph" style:parent-style-name="Text_20_body">
      <style:text-properties style:font-name="Liberation Serif" fo:font-size="14pt" fo:font-weight="normal" officeooo:paragraph-rsid="003f6b45" style:font-size-asian="14pt" style:font-weight-asian="normal" style:font-size-complex="14pt" style:font-weight-complex="normal"/>
    </style:style>
    <style:style style:name="T1" style:family="text">
      <style:text-properties officeooo:rsid="001a09b5"/>
    </style:style>
    <style:style style:name="T2" style:family="text">
      <style:text-properties officeooo:rsid="001a984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1a09b5" fo:background-color="#ffff00" loext:char-shading-value="0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953732" fo:background-color="#ffff00" loext:char-shading-value="0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erif" fo:font-size="14pt" officeooo:rsid="001a09b5" style:font-size-asian="14pt" style:font-size-complex="14pt"/>
    </style:style>
    <style:style style:name="T10" style:family="text">
      <style:text-properties style:font-name="Liberation Serif" fo:font-size="14pt" officeooo:rsid="0077718a" style:font-size-asian="14pt" style:font-size-complex="14pt"/>
    </style:style>
    <style:style style:name="T11" style:family="text">
      <style:text-properties style:font-name="Liberation Serif" fo:font-size="14pt" officeooo:rsid="0018ddbe" fo:background-color="#ffff00" loext:char-shading-value="0" style:font-size-asian="14pt" style:font-size-complex="14pt"/>
    </style:style>
    <style:style style:name="T12" style:family="text">
      <style:text-properties style:font-name="Liberation Serif" fo:font-size="14pt" fo:font-weight="bold" officeooo:rsid="0018ddbe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style:font-name="Liberation Serif" officeooo:rsid="0018ddbe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760c11" style:font-weight-asian="normal" style:font-weight-complex="normal"/>
    </style:style>
    <style:style style:name="T16" style:family="text">
      <style:text-properties style:font-name="Liberation Serif" fo:font-weight="normal" fo:background-color="#ffff00" loext:char-shading-value="0" style:font-size-asian="14pt"/>
    </style:style>
    <style:style style:name="T17" style:family="text">
      <style:text-properties style:font-name="Liberation Serif" fo:font-weight="normal" officeooo:rsid="00744f42" fo:background-color="#ffff00" loext:char-shading-value="0" style:font-size-asian="14pt"/>
    </style:style>
    <style:style style:name="T18" style:family="text">
      <style:text-properties style:font-name="Liberation Serif" fo:font-weight="normal" officeooo:rsid="00951145" fo:background-color="#ffff00" loext:char-shading-value="0" style:font-size-asian="14pt"/>
    </style:style>
    <style:style style:name="T19" style:family="text">
      <style:text-properties style:font-name="Liberation Serif" fo:font-weight="normal" officeooo:rsid="0095bc16" fo:background-color="#ffff00" loext:char-shading-value="0" style:font-size-asian="14pt"/>
    </style:style>
    <style:style style:name="T20" style:family="text">
      <style:text-properties style:font-name="Liberation Serif" fo:font-weight="normal" officeooo:rsid="008ed6ef" fo:background-color="transparent" loext:char-shading-value="0" style:font-size-asian="14pt"/>
    </style:style>
    <style:style style:name="T21" style:family="text">
      <style:text-properties style:font-name="Liberation Serif" fo:font-weight="normal" officeooo:rsid="00933a49" fo:background-color="transparent" loext:char-shading-value="0" style:font-size-asian="14pt"/>
    </style:style>
    <style:style style:name="T22" style:family="text">
      <style:text-properties style:font-name="Liberation Serif" fo:font-weight="normal" officeooo:rsid="00953732" fo:background-color="transparent" loext:char-shading-value="0" style:font-size-asian="14pt"/>
    </style:style>
    <style:style style:name="T23" style:family="text">
      <style:text-properties style:font-name="Liberation Serif" style:font-size-asian="14pt"/>
    </style:style>
    <style:style style:name="T24" style:family="text">
      <style:text-properties style:font-name="Liberation Serif" fo:background-color="#ffff00" loext:char-shading-value="0"/>
    </style:style>
    <style:style style:name="T25" style:family="text">
      <style:text-properties style:font-name="Liberation Serif" fo:background-color="#ffff00" loext:char-shading-value="0" style:font-size-asian="14pt"/>
    </style:style>
    <style:style style:name="T26" style:family="text">
      <style:text-properties style:font-name="Liberation Serif" officeooo:rsid="00951145"/>
    </style:style>
    <style:style style:name="T27" style:family="text">
      <style:text-properties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7573a2" fo:background-color="#ffff00" loext:char-shading-value="0" style:font-size-asian="14pt" style:font-weight-asian="normal" style:font-size-complex="14pt" style:font-weight-complex="normal"/>
    </style:style>
    <style:style style:name="T30" style:family="text">
      <style:text-properties fo:font-size="14pt" officeooo:rsid="001a09b5" style:font-size-asian="12.25pt" style:font-size-complex="14pt"/>
    </style:style>
    <style:style style:name="T31" style:family="text">
      <style:text-properties fo:font-size="14pt" officeooo:rsid="008af18d" fo:background-color="#ffff00" loext:char-shading-value="0" style:font-size-asian="12.25pt" style:font-size-complex="14pt"/>
    </style:style>
    <style:style style:name="T32" style:family="text">
      <style:text-properties fo:font-size="14pt" officeooo:rsid="008d4066" fo:background-color="#ffff00" loext:char-shading-value="0" style:font-size-asian="12.25pt" style:font-size-complex="14pt"/>
    </style:style>
    <style:style style:name="T33" style:family="text">
      <style:text-properties officeooo:rsid="0018ddbe"/>
    </style:style>
    <style:style style:name="T34" style:family="text">
      <style:text-properties fo:font-weight="bold" style:font-size-asian="14pt"/>
    </style:style>
    <style:style style:name="T35" style:family="text">
      <style:text-properties fo:language="pt" fo:country="BR"/>
    </style:style>
    <style:style style:name="T36" style:family="text">
      <style:text-properties fo:language="pt" fo:country="BR" fo:font-weight="bold"/>
    </style:style>
    <style:style style:name="T37" style:family="text">
      <style:text-properties fo:language="pt" fo:country="BR" officeooo:rsid="00774473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951145" fo:background-color="#ffff00" loext:char-shading-value="0" style:font-size-asian="14pt"/>
    </style:style>
    <style:style style:name="T40" style:family="text">
      <style:text-properties officeooo:rsid="0073a6e6"/>
    </style:style>
    <style:style style:name="T41" style:family="text">
      <style:text-properties officeooo:rsid="00749a80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7e8262" fo:background-color="#ffff00" loext:char-shading-value="0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74e973"/>
    </style:style>
    <style:style style:name="T46" style:family="text">
      <style:text-properties officeooo:rsid="00760c11"/>
    </style:style>
    <style:style style:name="T47" style:family="text">
      <style:text-properties officeooo:rsid="00774473"/>
    </style:style>
    <style:style style:name="T48" style:family="text">
      <style:text-properties officeooo:rsid="0079a469"/>
    </style:style>
    <style:style style:name="T49" style:family="text">
      <style:text-properties officeooo:rsid="007a49db"/>
    </style:style>
    <style:style style:name="T50" style:family="text">
      <style:text-properties officeooo:rsid="0083cccb"/>
    </style:style>
    <style:style style:name="T51" style:family="text">
      <style:text-properties officeooo:rsid="0084db80"/>
    </style:style>
    <style:style style:name="T52" style:family="text">
      <style:text-properties officeooo:rsid="00892972"/>
    </style:style>
    <style:style style:name="T53" style:family="text">
      <style:text-properties officeooo:rsid="008af18d"/>
    </style:style>
    <style:style style:name="T54" style:family="text">
      <style:text-properties officeooo:rsid="008c6016"/>
    </style:style>
    <style:style style:name="T55" style:family="text">
      <style:text-properties style:font-size-asian="14pt"/>
    </style:style>
    <style:style style:name="T56" style:family="text">
      <style:text-properties officeooo:rsid="008ed6ef"/>
    </style:style>
    <style:style style:name="T57" style:family="text">
      <style:text-properties style:font-name="Liberation Serif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5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59" style:family="text">
      <style:text-properties style:font-name="Liberation Serif" fo:font-size="14pt" fo:font-weight="normal" officeooo:rsid="008ed6ef" style:font-size-asian="14pt" style:font-weight-asian="normal" style:font-size-complex="14pt" style:font-weight-complex="normal"/>
    </style:style>
    <style:style style:name="T60" style:family="text">
      <style:text-properties officeooo:rsid="009021d7"/>
    </style:style>
    <style:style style:name="T61" style:family="text">
      <style:text-properties officeooo:rsid="009106f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Como usar git:</text:p>
      <text:p text:style-name="P40"/>
      <text:p text:style-name="P35">Oque é gerência de configuração de software?</text:p>
      <text:p text:style-name="P35"/>
      <text:p text:style-name="P35">Trata-se de um conjunto de atividades de apoio que auxiliam todo o processo de desenvolvimento de software garantindo o controle de versão, documentação, identificação e auditoria. Além disso, durante o processo de desenvolvimento de software existem alguns artefatos como o código fonte, documentação e manual de usuário.</text:p>
      <text:p text:style-name="P15"/>
      <text:p text:style-name="P42">Oque é o git?</text:p>
      <text:p text:style-name="P17"/>
      <text:p text:style-name="P50"><text:span text:style-name="T28">Trata-se de uma sistema de controle de versão/versionamento distribuído, é uma ferramenta que tem como objetivo auxiliar na colaboração de desenvolvedores durante o processo de desenvolvimento de software. Com o GiT vc pode trabalhar simultaneamente em branchs(ramificações do seu projeto) diferentes e depois fazer um merge entre elas. “</text:span><text:span text:style-name="T27">Quando criamos um repositório, ele automaticamente é iniciado com a branch </text:span><text:span text:style-name="Emphasis"><text:span text:style-name="T27">master/main</text:span></text:span><text:span text:style-name="T27">, que é equivalente ao tronco da sua árvore, ou seja, é a parte principal do seu projeto. As próximas branches são secundárias e, portanto, ramos da branch master/main.Em aplicações desenvolvidas por mais de uma pessoa, é uma boa prática que além da master, cada desenvolvedor crie e desenvolva seu código em sua própria branch, que pode ter qualquer nome.</text:span><text:bookmark text:name="b145"/><text:span text:style-name="T27"> </text:span><text:span text:style-name="Emphasis"><text:span text:style-name="T27">E quando a minha branch vai se juntar com a master/main? Como funciona?</text:span></text:span><text:bookmark text:name="d539"/><text:span text:style-name="Emphasis"><text:span text:style-name="T27"> </text:span></text:span><text:span text:style-name="T27">Vamos imaginar a criação de um site com 4 páginas (por exemplo: “página inicial”, “sobre nós”, “novidades” e “contato”) em que cada desenvolvedor será responsável por uma página.</text:span></text:p>
      <text:p text:style-name="P56"><text:bookmark text:name="7a12"/><text:span text:style-name="T27">Durante o desenvolvimento de cada página, cada programador irá codar e commitar para sua própria branch. Ao finalizar essa tarefa, aquela branch estará pronta para ser incorporada na branch master/main, processo anterio</text:span><text:span text:style-name="T29">r</text:span><text:span text:style-name="T27">mente citado chamado de </text:span><text:span text:style-name="Strong_20_Emphasis"><text:span text:style-name="T27">merge</text:span></text:span><text:span text:style-name="T27">.</text:span><text:bookmark text:name="fec7"/><text:span text:style-name="T27"> O processo de m</text:span><text:span text:style-name="T4">erge serve para fundir as duas branches e fazemos isso através do </text:span><text:span text:style-name="Strong_20_Emphasis"><text:span text:style-name="T4">pull request</text:span></text:span><text:span text:style-name="T4">.” A</text:span><text:span text:style-name="T11">lém disso o git cria automaticamente um histórico de todos os commits, permitindo o</text:span><text:span text:style-name="T5"> desenvolvedor retorna em um ponto no tempo, ou seja, um commit, desfazendo assim todas as alterações até aquele ponto/commit através do hash de um commit registrado no log. O fluxo de trabalho do seu repositório local consiste em três "árvores" mantidas pelo git. a primeira delas é sua </text:span><text:span text:style-name="Source_20_Text"><text:span text:style-name="T5">W</text:span></text:span><text:span text:style-name="Source_20_Text"><text:span text:style-name="T12">orking Directory</text:span></text:span><text:span text:style-name="T5"> que contém os arquivos vigentes. a segunda </text:span><text:span text:style-name="Source_20_Text"><text:span text:style-name="T12">Index/área de stage</text:span></text:span><text:span text:style-name="T5"> que funciona como uma área temporária e finalmente a </text:span><text:span text:style-name="Source_20_Text"><text:span text:style-name="T12">HEAD</text:span></text:span><text:span text:style-name="T12"> </text:span><text:span text:style-name="T5">que aponta para o último grupo de alterações (</text:span><text:span text:style-name="Strong_20_Emphasis"><text:span text:style-name="T11">snapshot</text:span></text:span><text:span text:style-name="T5">), ou seja, para o último </text:span><text:span text:style-name="T12">commit </text:span><text:span text:style-name="T5">(confirmação) que você fez, </text:span><text:span text:style-name="T7">ou seja, em ordem fica: Working directory &gt;&gt;&gt;&gt; Index através do git add, index &gt;&gt;&gt; Head através do git commit.</text:span></text:p>
      <text:p text:style-name="P43"/>
      <text:p text:style-name="P15"/>
      <text:p text:style-name="P15"><text:soft-page-break/></text:p>
      <text:p text:style-name="P15"/>
      <text:p text:style-name="P15"/>
      <text:p text:style-name="P15">Oque é o GitHub?</text:p>
      <text:p text:style-name="P15"/>
      <text:p text:style-name="P35">O GitHub é um servidor hospedagem de repositórios GIT focado no gerenciamento, desenvolvimento de projetos e versionamento de código na nuvem, além de auxiliar na colaboração de uma equipe de Devs durante todo o processo de Desenvolvimento.</text:p>
      <text:p text:style-name="P15"/>
      <text:p text:style-name="P42">Oque é um repositório de software?</text:p>
      <text:p text:style-name="P34"><text:span text:style-name="T33"><text:line-break/>Trata-se de um local de armazenamento que hospeda os pacotes de software, bem como arquivos de configuração, documentação e entre outros. Na prática eles são armazenados em servidores de arquivos </text:span><text:span text:style-name="T46">que servem como repositórios de software</text:span><text:span text:style-name="T33">. Um repositório pode ser tanto local quanto remoto, um repositório local é por um exemplo repositório na sua própia maquina de casa, já um repositório remoto/online é uma versão do seu repositório hospedado em algum servidor na internet, vale lembrar que no fluxo de trabalho </text:span><text:span text:style-name="T13">“</text:span><text:span text:style-name="T3">nós criamos o </text:span><text:span text:style-name="T14">repositório em nossa máquina(local </text:span><text:span text:style-name="T15">cheio</text:span><text:span text:style-name="T14">) e enviamos para a hospedagem(remoto vázio) ou criamos o repositório</text:span><text:span text:style-name="T3"> na hospedagem(remoto cheio) e baixamos em nossa máquina(local vázio). </text:span><text:span text:style-name="T26">Os repositório remotos podem ser públicos (todos veem) ou privados (só o dono vê)</text:span></text:p>
      <text:p text:style-name="P41"/>
      <text:p text:style-name="P1">Criando um repositório local + remoto e conectando/sincronizando os 2:</text:p>
      <text:p text:style-name="P1"/>
      <text:p text:style-name="P6">#Alterando as configs</text:p>
      <text:p text:style-name="P28">git config --global user.name <text:span text:style-name="T1">Breno</text:span></text:p>
      <text:p text:style-name="P28"><text:span text:style-name="T1">git config --global </text:span>user.email <text:span text:style-name="T1">BrenFernCast@outlook.com</text:span></text:p>
      <text:p text:style-name="P18">git config --global core.editor nvim</text:p>
      <text:p text:style-name="P18">git config --global merge.tool vimdiff</text:p>
      <text:p text:style-name="P5"><text:s text:c="2"/></text:p>
      <text:p text:style-name="P11">#Verificando a lista de configurações</text:p>
      <text:p text:style-name="P18">git config --list</text:p>
      <text:p text:style-name="P6"/>
      <text:p text:style-name="P12">#Conectando o repositório local com o remoto</text:p>
      <text:p text:style-name="P26">gi<text:span text:style-name="T2">t</text:span> remote add origin &lt;servidor&gt; ou git remote add -m &lt;servidor&gt;</text:p>
      <text:p text:style-name="P26"/>
      <text:p text:style-name="P27">-m = <text:s/>branch master/main</text:p>
      <text:p text:style-name="P26"/>
      <text:p text:style-name="P27">#git remote é um comando feito para gerências os repositórios remotos rastreados</text:p>
      <text:p text:style-name="P27"/>
      <text:p text:style-name="P27">git remote -v = apresenta com detalhes a informação dos repo remotos</text:p>
      <text:p text:style-name="P26"/>
      <text:p text:style-name="P44"><text:soft-page-break/>#origin é o alias padrão para a URL do seu repositório remoto. A partir de então, o Git sabe que "origem" aponta para esse repositório específico (neste caso, um repositório GitHub com qualquer nome). </text:p>
      <text:p text:style-name="P27"/>
      <text:p text:style-name="P27">mkdir Legolasconfig ; cd Legolasconfig</text:p>
      <text:p text:style-name="P4"/>
      <text:p text:style-name="P4">#Gerando par de chaves SSH</text:p>
      <text:p text:style-name="P3"/>
      <text:p text:style-name="P26">ssh-keygen -t ed25519 -C "BrenFernCast@outlook.com"</text:p>
      <text:p text:style-name="P3"/>
      <text:p text:style-name="P3">#Status dos arquivos</text:p>
      <text:p text:style-name="P26"/>
      <text:p text:style-name="P26">Não monitorado (untracked) = referente a um arquivo novo <text:span text:style-name="T47">que subiu</text:span> <text:span text:style-name="T46">na working directory</text:span></text:p>
      <text:p text:style-name="P26"/>
      <text:p text:style-name="P26">Modificado (modified) = se refere a um arquivo alterado/editado <text:span text:style-name="T46">na working directory</text:span></text:p>
      <text:p text:style-name="P26"/>
      <text:p text:style-name="P26">Preparado (staged) = quando o arquivo é add ao ind<text:span text:style-name="T47">ex</text:span>/staged area e estar pronto para ser commitado</text:p>
      <text:p text:style-name="P26"/>
      <text:p text:style-name="P26">Consolidade (commited) = um arquivo que já foi commitado</text:p>
      <text:p text:style-name="P3"/>
      <text:p text:style-name="P3">#Exibi as diferenças entre working directory, commits e branchs</text:p>
      <text:p text:style-name="P26">git diff = diff entre o indice/staged area com o último commit</text:p>
      <text:p text:style-name="P26">git diff &lt;commit&gt; &lt;commit&gt; = diff entre 2 commits especificos</text:p>
      <text:p text:style-name="P26">git diff HEAD ~1 = diff entre a working directory com o <text:s/>último commit</text:p>
      <text:p text:style-name="P70"><text:span text:style-name="Source_20_Text"><text:span text:style-name="T24">git diff branch1 branch2 = diff entre 2 branchs</text:span></text:span></text:p>
      <text:p text:style-name="P26"/>
      <text:p text:style-name="P1"/>
      <text:p text:style-name="P11">#Criando um repositório local</text:p>
      <text:p text:style-name="P28">git init</text:p>
      <text:p text:style-name="P1"/>
      <text:p text:style-name="P1">#Removendo um repositório git local</text:p>
      <text:p text:style-name="P1"/>
      <text:p text:style-name="P69"><text:span text:style-name="Source_20_Text"><text:span text:style-name="T25">rm -rf .git</text:span></text:span></text:p>
      <text:p text:style-name="P1"/>
      <text:p text:style-name="P11">#Adicionando um arquivo ou modificaçãoes em arquivos ao repo local e por consquência enviando o arquivo para <text:s/>o index/área de stage</text:p>
      <text:p text:style-name="P2"/>
      <text:p text:style-name="P29">git add caixa.txt</text:p>
      <text:p text:style-name="P1"/>
      <text:p text:style-name="P1">#Commitando o arquivo e por consequência enviando o arquivo do index para o head que aponta para o último commit feito, ou seja, o de agora</text:p>
      <text:p text:style-name="P1"/>
      <text:p text:style-name="P28"><text:soft-page-break/>git commit -m “Meu 1 commit”</text:p>
      <text:p text:style-name="P28"/>
      <text:p text:style-name="P28">- m = pra dá nome</text:p>
      <text:p text:style-name="P1"/>
      <text:p text:style-name="P46"><text:span text:style-name="T1">#atualizando o repositório remoto </text:span><text:span text:style-name="T41">com </text:span><text:span text:style-name="T1">as alterações feitas no local com base na sua </text:span>cópia de trabalho local no<text:span text:style-name="T1"> head que aponta </text:span><text:span text:style-name="T41">pa</text:span><text:span text:style-name="T1">ra o último commit feito, ou seja, o de agora.</text:span></text:p>
      <text:p text:style-name="P6"/>
      <text:p text:style-name="P18">git push origin main ou git push -u origin main ou git push origin ou git push</text:p>
      <text:p text:style-name="P45"/>
      <text:p text:style-name="P54"><text:span text:style-name="T6">-u = </text:span><text:span text:style-name="Source_20_Text"><text:span text:style-name="T6">--set-upstream = define a ramificação remota padrão para a ramificação local atual.</text:span></text:span></text:p>
      <text:p text:style-name="P64"><text:span text:style-name="Source_20_Text"><text:span text:style-name="T3"/></text:span></text:p>
      <text:p text:style-name="P6">OU</text:p>
      <text:p text:style-name="P6"/>
      <text:p text:style-name="P6"><text:span text:style-name="T40">#</text:span>Clonando um repositório remoto:</text:p>
      <text:p text:style-name="P13"/>
      <text:p text:style-name="P30">git clone &lt;link do repositório&gt;</text:p>
      <text:p text:style-name="P30"/>
      <text:p text:style-name="P30">e dps o msm do processo restante</text:p>
      <text:p text:style-name="P13"/>
      <text:p text:style-name="P13"># Clonando um submodule</text:p>
      <text:p text:style-name="P13"/>
      <text:p text:style-name="P47"><text:span text:style-name="T1">#</text:span><text:span text:style-name="T35">O </text:span><text:span text:style-name="T36">Submodule</text:span><text:span text:style-name="T35"> permite que você mantenha </text:span><text:span text:style-name="T37">um</text:span><text:span text:style-name="T35"> repositório </text:span><text:span text:style-name="T36">Git</text:span><text:span text:style-name="T35"> como um subdiretório de outro repositório </text:span><text:span text:style-name="T36">Git</text:span><text:span text:style-name="T35">, como uma dependência, </text:span><text:span text:style-name="T36">o que</text:span><text:span text:style-name="T35"> permite um </text:span><text:span text:style-name="T36">clone</text:span><text:span text:style-name="T35"> de outro repositório dentro do seu, além de permitir commits totalmente separados, ou seja, todos os comandos e configurações referentes ao submódulo deverá ser feita dentro do diretório do mesmo.</text:span></text:p>
      <text:p text:style-name="P6"/>
      <text:p text:style-name="P6">#Cria uma pasta dentro de um repositório <text:s/>local e adciona um submodule nela</text:p>
      <text:p text:style-name="P6"/>
      <text:p text:style-name="P18">Exemplo: git submodule add https://github.com/gethugothemes/liva-hugo.git /home/tracker/teste2/casa</text:p>
      <text:p text:style-name="P6"/>
      <text:h text:style-name="P72" text:outline-level="3">#O init vai iniciar as configurações necessárias para o trabalhamos com os submodules.</text:h>
      <text:p text:style-name="P58">git submodule init</text:p>
      <text:p text:style-name="P57"/>
      <text:p text:style-name="P57">#Atualizando as configurações, esse comando irá carregar todas as alterações feitas no seu submodulos, caso você tenha feito alguma.</text:p>
      <text:p text:style-name="P71">git submodule update</text:p>
      <text:h text:style-name="P60" text:outline-level="1"><text:soft-page-break/>#Atualizando a dependência/submodule</text:h>
      <text:p text:style-name="P61">cd casa</text:p>
      <text:p text:style-name="P61">git pull remote origin master/main por exemplo</text:p>
      <text:p text:style-name="P18"/>
      <text:h text:style-name="P59" text:outline-level="1"><text:span text:style-name="T45">#</text:span>Como isso tudo funciona?</text:h>
      <text:section text:style-name="Sect1" text:name="post-body-8560917689161957293">
        <text:p text:style-name="P62">Ao usar o git pull, dentro de um Submodule, temos um projeto dentro de outro. Nesse caso, o Git vai gravar o hash do submódulo, e não do seu conteúdo. Assim, ao criar um submódulo, você acaba adicionando uma versão de outro projeto ao seu.</text:p>
        <text:p text:style-name="P62">Caso queira a versão mais nova do Submodule, basta executar os mesmos comandos que executa com seu repositório normalmente.</text:p>
        <text:p text:style-name="P62">Assim como o Push, a única diferença é que esses comandos devem ser executados com você já estando dentro da pasta do submódulo. Como podem ver, o uso do Submodules é simples e útil inclusive para controle de dependências.</text:p>
      </text:section>
      <text:p text:style-name="P6"/>
      <text:p text:style-name="P31">#Manipulação de branchs</text:p>
      <text:p text:style-name="P6"/>
      <text:p text:style-name="P52"><text:span text:style-name="T9">#</text:span><text:span text:style-name="T8">De modo simplório, o </text:span><text:span text:style-name="Source_20_Text"><text:span text:style-name="T8">git fetch busca/atualiza </text:span></text:span><text:span text:style-name="T8">as refências locais com relação às remotas, ele vê as diferenças, mas não altera nada nesse branch, </text:span><text:span text:style-name="T10">ele não faz o merge</text:span><text:span text:style-name="T8">. Já </text:span><text:span text:style-name="Source_20_Text"><text:span text:style-name="T8">git pull</text:span></text:span><text:span text:style-name="T8"> faz o </text:span><text:span text:style-name="Source_20_Text"><text:span text:style-name="T8">git fetch</text:span></text:span><text:span text:style-name="T8"> e faz o merge das diferenças.</text:span></text:p>
      <text:p text:style-name="P6"/>
      <text:p text:style-name="P18">git fetch &lt;servidor&gt;</text:p>
      <text:p text:style-name="P7"/>
      <text:p text:style-name="P7">#atualiza o repositório local com as alterações feitas no remoto</text:p>
      <text:p text:style-name="P18">git pull</text:p>
      <text:p text:style-name="P9"/>
      <text:p text:style-name="P7"># <text:span text:style-name="T54">Aplicar/incorpora os commits de uma branch na branch atual. Encontra um commit comum(base) entre as branchs e aplica todos os commits que a branch atual não possui. Caso existam commits na branch atual que não estão na outra, será criado um commit de merge.</text:span></text:p>
      <text:p text:style-name="P24"/>
      <text:p text:style-name="P25">git merge</text:p>
      <text:p text:style-name="P79"/>
      <text:p text:style-name="P55"><text:span text:style-name="T32">Prós</text:span><text:span text:style-name="T31">: </text:span><text:span text:style-name="T32">Não p</text:span><text:span text:style-name="T31">erde </text:span><text:span text:style-name="T32">a</text:span><text:span text:style-name="T31"> ordem cronológica</text:span></text:p>
      <text:p text:style-name="P55"><text:span text:style-name="T32">Contras: Commits extras e histórico não linear</text:span><text:span text:style-name="T31"> </text:span></text:p>
      <text:p text:style-name="P24"/>
      <text:p text:style-name="P37"><text:span text:style-name="T50"># </text:span><text:span text:style-name="T51">Semelhante ao merge, </text:span><text:span text:style-name="T52">porém é diferente na ordem de aplicar os commits. </text:span><text:span text:style-name="T53">No Rebase, os seus commits na frente da base são removidos temporariamente, os commits de outras são aplicados na sua branch e por fim seus commits são aplicados um a um, entretanto, pode acontecer conflitos que serão resolvidos para cada commit.</text:span></text:p>
      <text:p text:style-name="P33"/>
      <text:p text:style-name="P33">Prós: Evita commits extras, histórico linear</text:p>
      <text:p text:style-name="P33">Contras: Perde ordem cronológica </text:p>
      <text:p text:style-name="P24"/>
      <text:p text:style-name="P32">git reb<text:span text:style-name="T51">ase &lt;nome da branch&gt;</text:span></text:p>
      <text:p text:style-name="P6"><text:soft-page-break/></text:p>
      <text:p text:style-name="P38">#Conflitos no Git</text:p>
      <text:p text:style-name="P38"/>
      <text:p text:style-name="P39"><text:span text:style-name="T42">Conflitos acontecem ao unirmos alterações feitas nas mesmas linhas em versões de arquivos diferentes</text:span> </text:p>
      <text:p text:style-name="P10"/>
      <text:p text:style-name="P6">#Cria uma nova branch local e remota</text:p>
      <text:p text:style-name="P14">git branch = <text:span text:style-name="T43">mostra todas as branchs existentes naquele repositório</text:span></text:p>
      <text:p text:style-name="P6"/>
      <text:p text:style-name="P18">git branch &lt;nome&gt;</text:p>
      <text:p text:style-name="P6"/>
      <text:p text:style-name="P65">git push origin NOME-DO-BRANCH</text:p>
      <text:p text:style-name="P6"/>
      <text:p text:style-name="P49">#Remova uma branch local e remota</text:p>
      <text:p text:style-name="P48"/>
      <text:p text:style-name="P67"><text:span text:style-name="Source_20_Text"><text:span text:style-name="T25">git branch -d nome-da-branch</text:span></text:span></text:p>
      <text:p text:style-name="P68"><text:span text:style-name="Source_20_Text"><text:span text:style-name="T25">git push origin --delete nome-da-branch</text:span></text:span></text:p>
      <text:p text:style-name="P68"><text:span text:style-name="Source_20_Text"><text:span text:style-name="T23"/></text:span></text:p>
      <text:p text:style-name="P68"><text:span text:style-name="Source_20_Text"><text:span text:style-name="T23">#Renomeie uma branch local e remota</text:span></text:span></text:p>
      <text:p text:style-name="P68"><text:span text:style-name="Source_20_Text"><text:span text:style-name="T23"/></text:span></text:p>
      <text:p text:style-name="P68"><text:span text:style-name="Source_20_Text"><text:span text:style-name="T16">git branch -m novo-nome</text:span></text:span></text:p>
      <text:p text:style-name="P68"><text:span text:style-name="Source_20_Text"><text:span text:style-name="T16"/></text:span></text:p>
      <text:p text:style-name="P76"><text:span text:style-name="Source_20_Text"><text:span text:style-name="T16">git push origin --delete </text:span></text:span><text:span text:style-name="Source_20_Text"><text:span text:style-name="T17">&lt;</text:span></text:span><text:span text:style-name="Source_20_Text"><text:span text:style-name="T16">nome-antig</text:span></text:span><text:span text:style-name="Source_20_Text"><text:span text:style-name="T17">o&gt;</text:span></text:span></text:p>
      <text:p text:style-name="P68"><text:span text:style-name="Source_20_Text"><text:span text:style-name="T16"/></text:span></text:p>
      <text:p text:style-name="P75"><text:span text:style-name="Source_20_Text"><text:span text:style-name="T20">#Tag</text:span></text:span></text:p>
      <text:p text:style-name="P77"><text:span text:style-name="Source_20_Text"><text:span text:style-name="T21"/></text:span></text:p>
      <text:p text:style-name="P77"><text:span text:style-name="Source_20_Text"><text:span text:style-name="T21">#Colaboração</text:span></text:span></text:p>
      <text:p text:style-name="P78"><text:span text:style-name="Source_20_Text"><text:span text:style-name="T21"/></text:span></text:p>
      <text:p text:style-name="P78"><text:span text:style-name="Source_20_Text"><text:span text:style-name="T18">Um usuário comum em relação a um repositório público possui apenas a permissão de clonar, fazer fork e commits de um repo, já um colaborador pode </text:span></text:span><text:span text:style-name="Source_20_Text"><text:span text:style-name="T19">fazer</text:span></text:span><text:span text:style-name="Source_20_Text"><text:span text:style-name="T18"> um push d</text:span></text:span><text:span text:style-name="Source_20_Text"><text:span text:style-name="T19">e</text:span></text:span><text:span text:style-name="Source_20_Text"><text:span text:style-name="T18"> seus commits </text:span></text:span><text:span text:style-name="Source_20_Text"><text:span text:style-name="T19">pro seu repo</text:span></text:span><text:span text:style-name="Source_20_Text"><text:span text:style-name="T18">.</text:span></text:span></text:p>
      <text:p text:style-name="P66"/>
      <text:p text:style-name="P66">#Git checkout</text:p>
      <text:p text:style-name="P6"/>
      <text:p text:style-name="P53"><text:span text:style-name="T30">git checkout = </text:span>Para descobrir quais ramificações estão disponíveis e o nome da ramificação atual,</text:p>
      <text:p text:style-name="P18"/>
      <text:p text:style-name="P19">git checkout -b = cria uma nova branch -b = pra ir pra branch selecionada</text:p>
      <text:p text:style-name="P19"/>
      <text:p text:style-name="P18">git checkout &lt;nome da branch&gt; = troca para uma branch</text:p>
      <text:p text:style-name="P18"/>
      <text:p text:style-name="P18">git checkout &lt;commit&gt; = permite ver como uma branch estava em um determinado commit/ git checkout master ou o número do último commit = para retornar ao último commit</text:p>
      <text:p text:style-name="P18"/>
      <text:p text:style-name="P18"><text:soft-page-break/>git checkout <text:s/>--&lt;arquivo&gt; ou = Desfaz alterações feitas em um arquivo da working directory com base no último commit</text:p>
      <text:p text:style-name="P18"/>
      <text:p text:style-name="P20">git checkout -- . = Desfaz alterações feitas em todos os arquivos da working directory com base no último commit</text:p>
      <text:p text:style-name="P6"/>
      <text:p text:style-name="P21">git checkout HEAD --&lt;arquivo&gt; = Desfaz alterações feitas em um arquivo do indice/staged area com base no último commit</text:p>
      <text:p text:style-name="P21"/>
      <text:p text:style-name="P22">git checkout HEAD -- . = Desfaz alterações feitas em todos os arquivos do indice/staged area com base no último commit</text:p>
      <text:p text:style-name="P8"/>
      <text:p text:style-name="P8"># git revert</text:p>
      <text:p text:style-name="P8"/>
      <text:p text:style-name="P21">git revert &lt;commit&gt; = reverte um commit, cria um novo commit que desfaz as alterações do commit especificado, ele faz tudo ao contrário</text:p>
      <text:p text:style-name="P21"/>
      <text:p text:style-name="P36"># git reset</text:p>
      <text:p text:style-name="P8"/>
      <text:p text:style-name="P21">git reset &lt;commit&gt; = reseta o repositório para um determinado commit, mas não exclui as alterações feitas/<text:span text:style-name="T49">alterar o estado</text:span>, <text:span text:style-name="T48">o repositório continua o msm, mas é como se o commit nunca tivesse sido feito.</text:span></text:p>
      <text:p text:style-name="P21"/>
      <text:p text:style-name="P23">git reset --hard &lt;commit&gt; = reseta o repositório para um determinado commit e exclui todas as alterações, <text:span text:style-name="T49">ou seja volta pro estado commit anterior</text:span> #não usar se já estiver publicado, é melhor usar o revert</text:p>
      <text:p text:style-name="P23"/>
      <text:p text:style-name="P23">git reset HEAD ~1 = reseta o repositório 1 commit atrás, ou seja, para o último commit #dá pra combinar o HEAD ~1 <text:s/>com o --hard se vc quiser</text:p>
      <text:p text:style-name="P84"/>
      <text:p text:style-name="P86"><text:span text:style-name="T60">#</text:span>git status</text:p>
      <text:p text:style-name="P6"/>
      <text:p text:style-name="P81">Exibe a seguinte situtação(status) da <text:span text:style-name="T60">Working directory </text:span>bem como as suas diferenças com o index e o head, ou seja, arquivos modificados, arquivos novos que podem ser adcionados ao index</text:p>
      <text:p text:style-name="P6"/>
      <text:p text:style-name="P83"><text:s/><text:span text:style-name="T61">#</text:span>git show</text:p>
      <text:p text:style-name="P6"/>
      <text:p text:style-name="P6">Mostra detalhes sobre o repositório GIT</text:p>
      <text:p text:style-name="P6"/>
      <text:p text:style-name="P6"><text:span text:style-name="T61">#</text:span>git log</text:p>
      <text:p text:style-name="P6"><text:span text:style-name="T44"/></text:p>
      <text:p text:style-name="P6"><text:span text:style-name="T44">Mostra o histórico de commits</text:span></text:p>
      <text:p text:style-name="P6"/>
      <text:p text:style-name="P6"/>
      <text:p text:style-name="P6"><text:soft-page-break/></text:p>
      <text:p text:style-name="P6">#Restaura o arquivo de alterações em arquivos locais que não foram confirmadas</text:p>
      <text:p text:style-name="P6"/>
      <text:p text:style-name="P51"><text:span text:style-name="T30">git --restore </text:span><text:bookmark text:name="--staged"/>--staged</text:p>
      <text:h text:style-name="P63" text:outline-level="4"><text:bookmark text:name="--source-ltrefgt"/><text:s/><text:span text:style-name="T38">git --restore --source(permiti resturar o arquivo para um estado específico)</text:span></text:h>
      <text:p text:style-name="P6"/>
      <text:p text:style-name="P16"/>
      <text:p text:style-name="P16"/>
      <text:p text:style-name="P16"><text:span text:style-name="T1">#.</text:span><text:span text:style-name="T56">git</text:span></text:p>
      <text:p text:style-name="P6"/>
      <text:p text:style-name="P80"><text:span text:style-name="T55">O </text:span><text:span text:style-name="T34">diretório .git</text:span><text:span text:style-name="T55"> é onde o </text:span><text:span text:style-name="T34">Git</text:span><text:span text:style-name="T55"> armazena os metadados e o banco de dados de objetos de seu projeto.</text:span></text:p>
      <text:h text:style-name="P73" text:outline-level="3"><text:span text:style-name="T59"/></text:h>
      <text:h text:style-name="P73" text:outline-level="3"><text:span text:style-name="T59">#</text:span><text:span text:style-name="T58">gitignore</text:span></text:h>
      <text:h text:style-name="P73" text:outline-level="3"><text:span text:style-name="T57">Você pode criar um arquivo </text:span><text:span text:style-name="Emphasis"><text:span text:style-name="T57">.gitignore</text:span></text:span><text:span text:style-name="T57"> arquivo no diretório-raiz do seu repositório para dizer ao Git quais arquivos e diretórios devem ser ignorados ao fazer um commit. Para compartilhar as regras de ignorar com outros usuários que clonarem o repositório, faça o commit do arquivo </text:span><text:span text:style-name="Emphasis"><text:span text:style-name="T57">.gitignore</text:span></text:span><text:span text:style-name="T57"> no seu repositório.</text:span></text:h>
      <text:p text:style-name="P88"/>
      <text:p text:style-name="P18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22:03:49.928000000</meta:creation-date>
    <dc:date>2021-06-28T16:39:46.494342932</dc:date>
    <meta:editing-duration>PT7H9M1S</meta:editing-duration>
    <meta:editing-cycles>75</meta:editing-cycles>
    <meta:generator>LibreOffice/6.4.7.2$Linux_X86_64 LibreOffice_project/40$Build-2</meta:generator>
    <meta:document-statistic meta:table-count="0" meta:image-count="0" meta:object-count="0" meta:page-count="8" meta:paragraph-count="125" meta:word-count="1934" meta:character-count="11726" meta:non-whitespace-character-count="9917"/>
  </office:meta>
</office:document-meta>
</file>